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IVERA LUCAS, EDWAR JUNIO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IVERA LUCAS, EDWAR JUNIO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IVERA LUCAS, EDWAR JUNI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57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29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